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yperparameters and Performance</text:p>
      <text:p text:style-name="Standard">1) First Version</text:p>
      <text:p text:style-name="Standard"># Sequence Length</text:p>
      <text:p text:style-name="Standard">sequence_length = 10 <text:s/># of words in a sequence</text:p>
      <text:p text:style-name="Standard"># Batch Size</text:p>
      <text:p text:style-name="Standard">batch_size = 256</text:p>
      <text:p text:style-name="Standard">num_epochs = 5</text:p>
      <text:p text:style-name="Standard"># Learning Rate</text:p>
      <text:p text:style-name="Standard">learning_rate = 0.001</text:p>
      <text:p text:style-name="Standard"/>
      <text:p text:style-name="Standard"># Model parameters</text:p>
      <text:p text:style-name="Standard"># Vocab size</text:p>
      <text:p text:style-name="Standard">vocab_size = len(vocab_to_int)</text:p>
      <text:p text:style-name="Standard"># Output size</text:p>
      <text:p text:style-name="Standard">output_size = vocab_size</text:p>
      <text:p text:style-name="Standard"># Embedding Dimension</text:p>
      <text:p text:style-name="Standard">embedding_dim = 200</text:p>
      <text:p text:style-name="Standard"># Hidden Dimension</text:p>
      <text:p text:style-name="Standard">hidden_dim = 512</text:p>
      <text:p text:style-name="Standard"># Number of RNN Layers</text:p>
      <text:p text:style-name="Standard">n_layers = 2</text:p>
      <text:p text:style-name="Standard"/>
      <text:p text:style-name="Standard">Output:</text:p>
      <text:p text:style-name="P4">Epoch: <text:s text:c="3"/>1/5 <text:s text:c="4"/>Loss: 4.289132041454315</text:p>
      <text:p text:style-name="P4">Epoch: <text:s text:c="3"/>2/5 <text:s text:c="4"/>Loss: 4.0589130263328554</text:p>
      <text:p text:style-name="P4">Epoch: <text:s text:c="3"/>3/5 <text:s text:c="4"/>Loss: 3.953133713245392</text:p>
      <text:p text:style-name="P4">Epoch: <text:s text:c="3"/>4/5 <text:s text:c="4"/>Loss: 3.857726574420929</text:p>
      <text:p text:style-name="P4">Epoch: <text:s text:c="3"/>5/5 <text:s text:c="4"/>Loss: 3.787869228363037</text:p>
      <text:p text:style-name="P4">Epoch: <text:s text:c="2"/>11/15 <text:s text:c="3"/>Loss: 3.5993388900756838</text:p>
      <text:p text:style-name="P4"/>
      <text:p text:style-name="Standard"/>
      <text:list xml:id="list4516375265718619375" text:style-name="L1">
        <text:list-item>
          <text:p text:style-name="P1">Second Version</text:p>
        </text:list-item>
      </text:list>
      <text:p text:style-name="Standard"># Sequence Length</text:p>
      <text:p text:style-name="Standard">sequence_length = 6 <text:s/># of words in a sequence</text:p>
      <text:p text:style-name="Standard"># Batch Size</text:p>
      <text:p text:style-name="Standard">batch_size = 256</text:p>
      <text:p text:style-name="Standard"># Number of Epochs</text:p>
      <text:p text:style-name="Standard">num_epochs = 10</text:p>
      <text:p text:style-name="Standard"># Learning Rate</text:p>
      <text:p text:style-name="Standard">learning_rate = 0.001</text:p>
      <text:p text:style-name="Standard"># Model parameters</text:p>
      <text:p text:style-name="Standard"># Vocab size</text:p>
      <text:p text:style-name="Standard">vocab_size = len(vocab_to_int)</text:p>
      <text:p text:style-name="Standard"># Output size</text:p>
      <text:p text:style-name="Standard">output_size = vocab_size</text:p>
      <text:p text:style-name="Standard"># Embedding Dimension</text:p>
      <text:p text:style-name="Standard">embedding_dim = 256</text:p>
      <text:p text:style-name="Standard"># Hidden Dimension</text:p>
      <text:p text:style-name="Standard">hidden_dim = 256</text:p>
      <text:p text:style-name="Standard"># Number of RNN Layers</text:p>
      <text:p text:style-name="Standard">n_layers = 2</text:p>
      <text:p text:style-name="Standard">Output</text:p>
      <text:p text:style-name="P3">Epoch: <text:s text:c="3"/>1/10 <text:s text:c="3"/>Loss: 4.4334498462677</text:p>
      <text:p text:style-name="P3">Epoch: <text:s text:c="3"/>2/10 <text:s text:c="3"/>Loss: 4.213248520374298</text:p>
      <text:p text:style-name="P3"><text:soft-page-break/>Epoch: <text:s text:c="3"/>3/10 <text:s text:c="3"/>Loss: 4.110386054992675</text:p>
      <text:p text:style-name="P3">Epoch: <text:s text:c="3"/>4/10 <text:s text:c="3"/>Loss: 4.019731492519378</text:p>
      <text:p text:style-name="P3">Epoch: <text:s text:c="3"/>5/10 <text:s text:c="3"/>Loss: 3.9623228769302368</text:p>
      <text:p text:style-name="P3">Epoch: <text:s text:c="3"/>6/10 <text:s text:c="3"/>Loss: 3.9079765315055845</text:p>
      <text:p text:style-name="P3">Epoch: <text:s text:c="3"/>7/10 <text:s text:c="3"/>Loss: 3.8825342302322388</text:p>
      <text:p text:style-name="P3">Epoch: <text:s text:c="3"/>8/10 <text:s text:c="3"/>Loss: 3.848094255924225</text:p>
      <text:p text:style-name="P3">Epoch: <text:s text:c="3"/>9/10 <text:s text:c="3"/>Loss: 3.8383576831817625</text:p>
      <text:p text:style-name="P3">Epoch: <text:s text:c="2"/>10/10 <text:s text:c="3"/>Loss: 3.7937176690101624</text:p>
      <text:p text:style-name="P3"/>
      <text:p text:style-name="P3"/>
      <text:p text:style-name="Standard"/>
      <text:list xml:id="list5478169102951198291" text:style-name="L2">
        <text:list-item>
          <text:p text:style-name="P2">Third Version</text:p>
        </text:list-item>
      </text:list>
      <text:p text:style-name="Standard"># Sequence Length</text:p>
      <text:p text:style-name="Standard">sequence_length = 6 <text:s/># of words in a sequence</text:p>
      <text:p text:style-name="Standard"># Batch Size</text:p>
      <text:p text:style-name="Standard">batch_size = 256</text:p>
      <text:p text:style-name="Standard"># Number of Epochs</text:p>
      <text:p text:style-name="Standard">num_epochs = 15</text:p>
      <text:p text:style-name="Standard"># Learning Rate</text:p>
      <text:p text:style-name="Standard">learning_rate = 0.001</text:p>
      <text:p text:style-name="Standard"># Model parameters</text:p>
      <text:p text:style-name="Standard"># Vocab size</text:p>
      <text:p text:style-name="Standard">vocab_size = len(vocab_to_int)</text:p>
      <text:p text:style-name="Standard"># Output size</text:p>
      <text:p text:style-name="Standard">output_size = vocab_size</text:p>
      <text:p text:style-name="Standard"># Embedding Dimension</text:p>
      <text:p text:style-name="Standard">embedding_dim = 256</text:p>
      <text:p text:style-name="Standard"># Hidden Dimension</text:p>
      <text:p text:style-name="Standard">hidden_dim = 512</text:p>
      <text:p text:style-name="Standard"># Number of RNN Layers</text:p>
      <text:p text:style-name="Standard">n_layers = 2</text:p>
      <text:p text:style-name="Standard"/>
      <text:p text:style-name="Standard">Outputs</text:p>
      <text:p text:style-name="P3">Epoch: <text:s text:c="3"/>1/15 <text:s text:c="3"/>Loss: 4.285787237167359</text:p>
      <text:p text:style-name="P3">Epoch: <text:s text:c="3"/>2/15 <text:s text:c="3"/>Loss: 4.081697559833526</text:p>
      <text:p text:style-name="P3">Epoch: <text:s text:c="3"/>3/15 <text:s text:c="3"/>Loss: 3.954963921070099</text:p>
      <text:p text:style-name="P3">Epoch: <text:s text:c="3"/>4/15 <text:s text:c="3"/>Loss: 3.888662477016449</text:p>
      <text:p text:style-name="P3">Epoch: <text:s text:c="3"/>5/15 <text:s text:c="3"/>Loss: 3.820220673084259</text:p>
      <text:p text:style-name="P3">Epoch: <text:s text:c="3"/>6/15 <text:s text:c="3"/>Loss: 3.756933531284332</text:p>
      <text:p text:style-name="P3">Epoch: <text:s text:c="3"/>7/15 <text:s text:c="3"/>Loss: 3.7090073013305664</text:p>
      <text:p text:style-name="P3">Epoch: <text:s text:c="3"/>8/15 <text:s text:c="3"/>Loss: 3.6742860078811646</text:p>
      <text:p text:style-name="P3">Epoch: <text:s text:c="3"/>9/15 <text:s text:c="3"/>Loss: 3.6389324703216555</text:p>
      <text:p text:style-name="P3">Epoch: <text:s text:c="2"/>10/15 <text:s text:c="3"/>Loss: 3.6250905323028566</text:p>
      <text:p text:style-name="P3">Epoch: <text:s text:c="2"/>11/15 <text:s text:c="3"/>Loss: 3.5993388900756838</text:p>
      <text:p text:style-name="P3">Epoch: <text:s text:c="2"/>12/15 <text:s text:c="3"/>Loss: 3.5575671882629396</text:p>
      <text:p text:style-name="P3">Epoch: <text:s text:c="2"/>13/15 <text:s text:c="3"/>Loss: 3.554360517501831</text:p>
      <text:p text:style-name="P3">Epoch: <text:s text:c="2"/>14/15 <text:s text:c="3"/>Loss: 3.5371197900772096</text:p>
      <text:p text:style-name="P3">Epoch: <text:s text:c="2"/>15/15 <text:s text:c="3"/>Loss: 3.503966091156006</text:p>
      <text:p text:style-name="P3"/>
      <text:p text:style-name="P3"/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Hynkel</meta:initial-creator>
    <meta:creation-date>2021-01-05T12:19:04.64</meta:creation-date>
    <dc:date>2021-01-05T15:32:42.87</dc:date>
    <dc:creator>Anton Hynkel</dc:creator>
    <meta:editing-duration>PT2H43M15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94" meta:word-count="346" meta:character-count="2488"/>
  </office:meta>
</office:document-meta>
</file>